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ResolverSupport.isFailIfU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solverSupport.getChoo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dpointResolverSupport.setFailIfUnavailable( boolean failIfUnavai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solverSupport.filterEndpoints( ServiceEndpoint [ ] endpoints , MessageExchange exchange , EndpointFilter fil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ndpointResolverSupport.setChooser( EndpointChooser choo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ResolverSupport.resolveEndpoint( ComponentContext context , MessageExchange exchange , EndpointFilter fil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